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automatic-styles>
    <style:style style:name="Table1" style:family="table">
      <style:table-properties style:width="6.541cm" table:align="center" style:shadow="none" fo:keep-with-next="always"/>
    </style:style>
    <style:style style:name="Table1.A" style:family="table-column">
      <style:table-column-properties style:column-width="2.383cm"/>
    </style:style>
    <style:style style:name="Table1.B" style:family="table-column">
      <style:table-column-properties style:column-width="4.157cm"/>
    </style:style>
    <style:style style:name="Table1.A1" style:family="table-cell">
      <style:table-cell-properties fo:padding="0.097cm" fo:border="none"/>
    </style:style>
    <style:style style:name="P1" style:family="paragraph" style:parent-style-name="Subtitle">
      <style:paragraph-properties fo:margin-top="0cm" fo:margin-bottom="0cm" style:contextual-spacing="false"/>
      <style:text-properties officeooo:rsid="001112a8" officeooo:paragraph-rsid="001112a8"/>
    </style:style>
    <style:style style:name="P2" style:family="paragraph" style:parent-style-name="Title">
      <style:paragraph-properties fo:margin-top="0cm" fo:margin-bottom="0cm" style:contextual-spacing="false"/>
      <style:text-properties officeooo:rsid="001112a8" officeooo:paragraph-rsid="001112a8"/>
    </style:style>
    <style:style style:name="P3" style:family="paragraph" style:parent-style-name="Text_20_body">
      <style:text-properties officeooo:paragraph-rsid="001112a8"/>
    </style:style>
    <style:style style:name="P4" style:family="paragraph" style:parent-style-name="Text_20_body">
      <style:text-properties style:font-name="Liberation Serif1"/>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1112a8"/>
    </style:style>
    <style:style style:name="P7" style:family="paragraph" style:parent-style-name="Text_20_body">
      <style:paragraph-properties fo:text-align="start" style:justify-single-word="false"/>
      <style:text-properties officeooo:paragraph-rsid="00138ab0"/>
    </style:style>
    <style:style style:name="P8" style:family="paragraph" style:parent-style-name="Text_20_body">
      <style:paragraph-properties fo:text-align="start" style:justify-single-word="false"/>
      <style:text-properties officeooo:rsid="0011efba" officeooo:paragraph-rsid="0011efba"/>
    </style:style>
    <style:style style:name="P9" style:family="paragraph" style:parent-style-name="Text_20_body">
      <style:paragraph-properties fo:text-align="start" style:justify-single-word="false"/>
      <style:text-properties officeooo:rsid="00126df1" officeooo:paragraph-rsid="00126df1"/>
    </style:style>
    <style:style style:name="P10" style:family="paragraph" style:parent-style-name="Text_20_body" style:list-style-name="L1">
      <style:text-properties officeooo:rsid="00138ab0" officeooo:paragraph-rsid="00138ab0"/>
    </style:style>
    <style:style style:name="P11" style:family="paragraph" style:parent-style-name="Text_20_body" style:list-style-name="L1"/>
    <style:style style:name="P12" style:family="paragraph" style:parent-style-name="Text_20_body">
      <style:paragraph-properties fo:margin-top="0cm" fo:margin-bottom="0cm" style:contextual-spacing="false" fo:text-align="center" style:justify-single-word="false"/>
      <style:text-properties style:font-name="Liberation Sans" officeooo:rsid="001112a8" officeooo:paragraph-rsid="001112a8"/>
    </style:style>
    <style:style style:name="P13" style:family="paragraph" style:parent-style-name="Text_20_body">
      <style:paragraph-properties fo:margin-top="0cm" fo:margin-bottom="0cm" style:contextual-spacing="false"/>
      <style:text-properties officeooo:rsid="001112a8" officeooo:paragraph-rsid="001112a8"/>
    </style:style>
    <style:style style:name="P14" style:family="paragraph" style:parent-style-name="Text_20_body" style:master-page-name="First_20_Page">
      <style:paragraph-properties fo:margin-top="0cm" fo:margin-bottom="0cm" style:contextual-spacing="false" fo:text-align="center" style:justify-single-word="false" style:page-number="auto"/>
      <style:text-properties style:font-name="Liberation Sans" officeooo:rsid="001112a8" officeooo:paragraph-rsid="001112a8"/>
    </style:style>
    <style:style style:name="P15" style:family="paragraph" style:parent-style-name="Heading_20_2">
      <style:text-properties officeooo:rsid="001112a8" officeooo:paragraph-rsid="001112a8"/>
    </style:style>
    <style:style style:name="P16" style:family="paragraph" style:parent-style-name="Heading_20_2">
      <style:text-properties officeooo:rsid="0011c1ff" officeooo:paragraph-rsid="0011c1ff"/>
    </style:style>
    <style:style style:name="P17" style:family="paragraph" style:parent-style-name="Heading_20_1">
      <style:text-properties officeooo:rsid="001112a8" officeooo:paragraph-rsid="001112a8"/>
    </style:style>
    <style:style style:name="P18" style:family="paragraph" style:parent-style-name="Heading_20_1">
      <style:paragraph-properties fo:break-before="page"/>
      <style:text-properties officeooo:rsid="001112a8" officeooo:paragraph-rsid="001112a8"/>
    </style:style>
    <style:style style:name="P19" style:family="paragraph" style:parent-style-name="Heading_20_1">
      <style:paragraph-properties fo:text-align="center" style:justify-single-word="false" fo:break-before="page"/>
      <style:text-properties officeooo:rsid="001112a8" officeooo:paragraph-rsid="001112a8"/>
    </style:style>
    <style:style style:name="P20" style:family="paragraph" style:parent-style-name="Heading_20_3">
      <style:text-properties officeooo:rsid="0011c1ff" officeooo:paragraph-rsid="0011c1ff"/>
    </style:style>
    <style:style style:name="P21" style:family="paragraph" style:parent-style-name="Table_20_Contents">
      <style:paragraph-properties fo:margin-top="0cm" fo:margin-bottom="0cm" style:contextual-spacing="false" fo:text-align="end" style:justify-single-word="false"/>
      <style:text-properties style:font-name="Liberation Sans" fo:font-size="12pt" officeooo:rsid="001112a8" officeooo:paragraph-rsid="001112a8" style:font-size-asian="12pt" style:font-size-complex="12pt"/>
    </style:style>
    <style:style style:name="P22" style:family="paragraph" style:parent-style-name="Table_20_Contents">
      <style:paragraph-properties fo:margin-top="0cm" fo:margin-bottom="0cm" style:contextual-spacing="false" fo:text-align="start" style:justify-single-word="false"/>
      <style:text-properties style:font-name="Liberation Sans" fo:font-size="12pt" officeooo:rsid="001112a8" officeooo:paragraph-rsid="001112a8" style:font-size-asian="12pt" style:font-size-complex="12pt"/>
    </style:style>
    <style:style style:name="P23" style:family="paragraph" style:parent-style-name="Table_20_Contents">
      <style:paragraph-properties fo:margin-top="0cm" fo:margin-bottom="0cm" style:contextual-spacing="false" fo:text-align="end" style:justify-single-word="false"/>
      <style:text-properties style:font-name="Liberation Sans" fo:font-size="12pt" style:font-size-asian="12pt" style:font-size-complex="12pt"/>
    </style:style>
    <style:style style:name="P24" style:family="paragraph" style:parent-style-name="Table">
      <style:paragraph-properties fo:margin-top="0cm" fo:margin-bottom="0cm" style:contextual-spacing="false"/>
    </style:style>
    <style:style style:name="P25" style:family="paragraph" style:parent-style-name="Footer">
      <style:paragraph-properties fo:text-align="center" style:justify-single-word="false"/>
    </style:style>
    <style:style style:name="P26" style:family="paragraph" style:parent-style-name="Contents_20_Heading" style:master-page-name="Standard">
      <style:paragraph-properties style:page-number="1"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112a8"/>
    </style:style>
    <style:style style:name="T2" style:family="text">
      <style:text-properties fo:color="#0e0e0e" style:font-name-complex="Helvetica Neue"/>
    </style:style>
    <style:style style:name="T3" style:family="text">
      <style:text-properties fo:color="#0e0e0e" officeooo:rsid="001112a8" style:font-name-complex="Helvetica Neue"/>
    </style:style>
    <style:style style:name="T4" style:family="text">
      <style:text-properties style:font-name="Liberation Serif1"/>
    </style:style>
    <style:style style:name="T5" style:family="text">
      <style:text-properties style:font-name="Liberation Serif1" officeooo:rsid="001112a8"/>
    </style:style>
    <style:style style:name="T6" style:family="text">
      <style:text-properties style:font-name="Liberation Serif1" officeooo:rsid="00138ab0"/>
    </style:style>
    <style:style style:name="T7" style:family="text">
      <style:text-properties officeooo:rsid="0011c1ff"/>
    </style:style>
    <style:style style:name="T8" style:family="text">
      <style:text-properties officeooo:rsid="0011efba"/>
    </style:style>
    <style:style style:name="T9" style:family="text">
      <style:text-properties officeooo:rsid="00126df1"/>
    </style:style>
    <style:style style:name="T10" style:family="text">
      <style:text-properties officeooo:rsid="00138ab0"/>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4">UNIVERSITY OF CALGARY</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ENGO 500: GIS &amp; Land Tenure 2</text:p>
      <text:p text:style-name="P1">Project Proposal</text:p>
      <text:p text:style-name="P13"/>
      <text:p text:style-name="P13"/>
      <text:p text:style-name="P13"/>
      <text:p text:style-name="P13"/>
      <table:table table:name="Table1" table:style-name="Table1">
        <table:table-column table:style-name="Table1.A"/>
        <table:table-column table:style-name="Table1.B"/>
        <table:table-row>
          <table:table-cell table:style-name="Table1.A1" office:value-type="string">
            <text:p text:style-name="P21">By:</text:p>
          </table:table-cell>
          <table:table-cell table:style-name="Table1.A1" office:value-type="string">
            <text:p text:style-name="P22">Jeremy Steward</text:p>
          </table:table-cell>
        </table:table-row>
        <table:table-row>
          <table:table-cell table:style-name="Table1.A1" office:value-type="string">
            <text:p text:style-name="P23"/>
          </table:table-cell>
          <table:table-cell table:style-name="Table1.A1" office:value-type="string">
            <text:p text:style-name="P22">Kathleen Ang</text:p>
          </table:table-cell>
        </table:table-row>
        <table:table-row>
          <table:table-cell table:style-name="Table1.A1" office:value-type="string">
            <text:p text:style-name="P23"/>
          </table:table-cell>
          <table:table-cell table:style-name="Table1.A1" office:value-type="string">
            <text:p text:style-name="P22">Ben Trodd</text:p>
          </table:table-cell>
        </table:table-row>
        <table:table-row>
          <table:table-cell table:style-name="Table1.A1" office:value-type="string">
            <text:p text:style-name="P23"/>
          </table:table-cell>
          <table:table-cell table:style-name="Table1.A1" office:value-type="string">
            <text:p text:style-name="P22">Harshini Nanduri</text:p>
          </table:table-cell>
        </table:table-row>
        <table:table-row>
          <table:table-cell table:style-name="Table1.A1" office:value-type="string">
            <text:p text:style-name="P23"/>
          </table:table-cell>
          <table:table-cell table:style-name="Table1.A1" office:value-type="string">
            <text:p text:style-name="P22">Alexandra Cummins</text:p>
          </table:table-cell>
        </table:table-row>
        <table:table-row>
          <table:table-cell table:style-name="Table1.A1" office:value-type="string">
            <text:p text:style-name="P23"/>
          </table:table-cell>
          <table:table-cell table:style-name="Table1.A1" office:value-type="string">
            <text:p text:style-name="P22"/>
          </table:table-cell>
        </table:table-row>
        <table:table-row>
          <table:table-cell table:style-name="Table1.A1" office:value-type="string">
            <text:p text:style-name="P21">Supervisor:</text:p>
          </table:table-cell>
          <table:table-cell table:style-name="Table1.A1" office:value-type="string">
            <text:p text:style-name="P22">Dr. Steve Liang</text:p>
          </table:table-cell>
        </table:table-row>
      </table:table>
      <text:p text:style-name="P24"/>
      <text:p text:style-name="P12"/>
      <text:p text:style-name="P12"/>
      <text:p text:style-name="P12"/>
      <text:p text:style-name="P12"/>
      <text:p text:style-name="P12">DEPARTMENT OF GEOMATICS ENGINEERING</text:p>
      <text:p text:style-name="P12"/>
      <text:p text:style-name="P12"/>
      <text:p text:style-name="P12">SCHULICH SCHOOL OF ENGINEERING </text:p>
      <text:p text:style-name="P12"/>
      <text:p text:style-name="P12"/>
      <text:p text:style-name="P12"><text:date style:data-style-name="N84" text:date-value="2013-09-24T11:07:50.991551969" text:fixed="true" text:date-adjust="PT72H00M00S">2013-09-2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7"><text:a xlink:type="simple" xlink:href="#__RefHeading__107_1996015058" text:style-name="Index_20_Link" text:visited-style-name="Index_20_Link">Introduction<text:tab/>3</text:a></text:p>
          <text:p text:style-name="P27"><text:a xlink:type="simple" xlink:href="#__RefHeading__109_1996015058" text:style-name="Index_20_Link" text:visited-style-name="Index_20_Link">Background Information<text:tab/>3</text:a></text:p>
          <text:p text:style-name="P27"><text:a xlink:type="simple" xlink:href="#__RefHeading__111_1996015058" text:style-name="Index_20_Link" text:visited-style-name="Index_20_Link">Objectives<text:tab/>3</text:a></text:p>
          <text:p text:style-name="P27"><text:a xlink:type="simple" xlink:href="#__RefHeading__113_1996015058" text:style-name="Index_20_Link" text:visited-style-name="Index_20_Link">Methods<text:tab/>3</text:a></text:p>
          <text:p text:style-name="P27"><text:a xlink:type="simple" xlink:href="#__RefHeading__115_1996015058" text:style-name="Index_20_Link" text:visited-style-name="Index_20_Link">Conclusion<text:tab/>3</text:a></text:p>
        </text:index-body>
      </text:table-of-content>
      <text:p text:style-name="Text_20_body"/>
      <text:h text:style-name="P18" text:outline-level="1"><text:bookmark-start text:name="__RefHeading__107_1996015058"/>Introduction<text:bookmark-end text:name="__RefHeading__107_1996015058"/></text:h>
      <text:p text:style-name="P4">The revolution of the Internet changed the future of communication forever. As time went by, new technologies were developed which allowed us to move from the First Generation of the Internet to the Fourth Generation. <text:s/>In the 1970’s the First Generation of Internet began through APRAnet (Advanced Research Projects Agency Network). In the 1990’s the Second Generation of Internet was accompanied by AOL. In the 2000’s, the third generation began and we are still in it today. This generation is dominated by social media’s, such as Facebook, Twitter, MySpace, Flickr, etc. The society is now in the process of transitioning from the Third to Fourth Generation. The Fourth generation of Internet is represented by the Internet of Things (IoT) [1].</text:p>
      <text:p text:style-name="P4">IoT is a new concept that involves the networking of all physical devices to function more cohesively as one unit to assist in everyday life. It connects everything to the internet “Virtually”. IoT will have huge impact on businesses all over the world as well as average household. Advantages of Internet of Things are; increase in household security, increase in energy conservation and also an increase in business sales [1]. This project involves using sensors in order to develop an Internet of Things application using the Open Geospatial Consortium (OGC) standard. </text:p>
      <text:p text:style-name="P4">OGC is an international consortium with more than 445 companies, research organizations, government agencies, and universities that participate in a consensus process to develop geospatial standards that are available publicly. The OGC Standards allow technology developers to make geospatial information and services useful with any application that needs to be geospatially enabled [2]. <text:span text:style-name="T2">"The standards coming out of this OGC process will make it possible for developers to ensure that sensors, the observations they produce and the systems they inform will be easy to reach and control with Web services, without compromising security and data integrity,” said Sensor Web for IoT convener, </text:span><text:span text:style-name="T3">Dr. </text:span><text:span text:style-name="T2">Steve Liang, who is </text:span><text:span text:style-name="T3">the </text:span><text:span text:style-name="T2">director of the GeoSensorWeb Laboratory at the University of Calgary [2].</text:span></text:p>
      <text:h text:style-name="P17" text:outline-level="1"><text:bookmark-start text:name="__RefHeading__109_1996015058"/>Background Information<text:bookmark-end text:name="__RefHeading__109_1996015058"/></text:h>
      <text:h text:style-name="P15" text:outline-level="2">Internet of Things</text:h>
      <text:p text:style-name="Text_20_body">One of the primary aims of our project is to develop an application of an Internet of Things. <text:s/>The term ‘Internet of Things’ (IoT) refers the resulting network formed between tangible objects and their virtual counterparts, and is the result of linking these two representations via an internet like structure. <text:s/>This is usually done by equipping or embedding objects with sensors, providing them with a unique identifier and thus the ability to communicate without requiring human interaction [<text:span text:style-name="T7">3</text:span>].</text:p>
      <text:p text:style-name="Text_20_body"><text:span text:style-name="T1">Objects used in an IoT may be anything from household appliances to living creatures. <text:s/>In each of these cases, data from the sensor assigned to an object is transferred over a network and may be accessed in real time, in order to gain insight on temperature, noise levels or other measurable conditions of the object being observed.</text:span></text:p>
      <text:h text:style-name="P16" text:outline-level="2"><text:span text:style-name="T1">Open Geospatial Consortium</text:span></text:h>
      <text:p text:style-name="Text_20_body"><text:span text:style-name="T1">The Open Geospatial Consortium (OGC) is a non-profit international organization, and exists as a </text:span><text:soft-page-break/><text:span text:style-name="T1">medium though which more than 400 organizations worldwide may collaborate to encourage development and implementation of open standards for geospatial services, data sharing and GIS data processing [4]. Founded in 1994, the main focus of the OCG is the creation of a set of technical documents known as OCG Standards. <text:s/>These documents detail encodings, which ensure complex spatial information remains available and relevant to various applications. OCG Standards are developed by a unique consensus process, which ultimately allow geoprocessing technologies to interoperate, thus guaranteeing compatibility between two or more separate products [5].</text:span></text:p>
      <text:h text:style-name="P20" text:outline-level="3"><text:span text:style-name="T1">OGC RESTful API</text:span></text:h>
      <text:p text:style-name="Text_20_body">There are two different types of <text:span text:style-name="T7">w</text:span>eb <text:span text:style-name="T7">s</text:span>ervices, the first being Simple Object Access Protocol (SOAP) based <text:span text:style-name="T7">services</text:span>, and the second being Representational State Transfer (REST) based <text:span text:style-name="T7">services</text:span>. <text:span text:style-name="T8">The primary difference between the two types of services is that SOAP-based services transfer data in the form of XML documents through a specified schema, while REST-based systems transfer data by dynamically generating web pages (e.g. through some Common Gateway Interface (CGI) based application) [6]. </text:span>An Application Programming Interface <text:span text:style-name="T7">(API)</text:span> exists to aid developers in writing applications <text:span text:style-name="T8">by providing them with an abstraction layer that specifies how software components such as data or processes should request services from the underlying hardware or software layers [7]. In the context of w</text:span>eb <text:span text:style-name="T8">s</text:span>ervices such as SOAP or <text:span text:style-name="T8">a </text:span>REST<text:span text:style-name="T8">ful API, as we intend to use in this project</text:span>, <text:span text:style-name="T8">i</text:span>t usually consists of a set of classes that can format and make requests from the <text:span text:style-name="T8">w</text:span>eb <text:span text:style-name="T8">s</text:span>ervice, and thus simplifies the use of the <text:span text:style-name="T8">s</text:span>ervice <text:span text:style-name="T9">[7]</text:span>. <text:span text:style-name="T7">Effectively this provides us a library or a suite of functions and objects with which to interact with the web service. </text:span></text:p>
      <text:p text:style-name="Text_20_body"><text:span text:style-name="T9">For this particular</text:span> project, we will most likely be using multiple devices or sensors. <text:s/>While <text:span text:style-name="T9">the developers of these sensors or devices may have provided a</text:span> unique API <text:span text:style-name="T9">for each</text:span> sensor, <text:span text:style-name="T9">this will likely bring difficulties when integrating </text:span>more than one sensor or data set. Therefore, we have a need for a single, standards-compliant API, <text:span text:style-name="T9">that can access and interact with any sensor we may choose to use. </text:span>Linking everything through a common API will facilitate the project in a number of ways: it will centralize and ease the connection process to and from the sensors (this includes reducing connection and execution time of the application, as well as necessary power), it will simplify the code <text:span text:style-name="T9">(thereby reducing the number of various languages and models required for developers to learn in order to use any specific sensor)</text:span>, and finally it will ease the task of maintaining security for one <text:span text:style-name="T9">web </text:span>service rather than several. <text:s/>F<text:span text:style-name="T9">inally</text:span>, it will be easier for us as the developers to <text:span text:style-name="T9">implement</text:span> one API rather than several <text:span text:style-name="T9">over the duration of the project. </text:span></text:p>
      <text:p text:style-name="Text_20_body"><text:span text:style-name="T1">To implement our project, we are planning to use the RESTful Web API design model, or RESTful web service. This is an architectural-style web API, implemented using HTTP and REST principles. <text:s/>A RESTful API service requires several necessary aspects, including the media type of the data supported by the web API, and a set of operations (such as GET, PUT, or DELETE) using HTTP methods as mentioned above [8]. In addition, these aspects should include some base Uniform Resource Identifier (URI) string for the Web API, as we want to be able to identify our data as we are accessing it [9].</text:span></text:p>
      <text:h text:style-name="P17" text:outline-level="1"><text:bookmark-start text:name="__RefHeading__111_1996015058"/>Objectives<text:bookmark-end text:name="__RefHeading__111_1996015058"/></text:h>
      <text:p text:style-name="Text_20_body">The overall goal of this project is to use the Internet of Things (IoT) to tangibly assist the citizens of the city of Calgary in a practical and user-friendly way. In order to accomplish this goal, several smaller objectives and sub-objectives have been set out. The intention of these objectives is to set out clear, achievable tasks which will lead to a useful application and also fulfill the requirements of this course. However, because these are being outlined at a very early stage in the project, it is <text:soft-page-break/>anticipated that some adjustments will occur as the project progresses. <text:span text:style-name="T10">The following list describes e</text:span>ach of the main objectives <text:span text:style-name="T10">and their subsequent sub-objectives. </text:span></text:p>
      <text:list xml:id="list1544536452734713967" text:style-name="L1">
        <text:list-item>
          <text:p text:style-name="P11">Determine a location-based application of the IoT which is relevant to the city of Calgary. This requires defining a problem relevant to Calgarians (or a particular sub-group of citizens, such as civil servants, university students, environmentalists, etc.), specifically identifying a component which can be measured and the importance of its spatial properties. The scope of the application should be outlined, including what area it will cover and what value it will bring. In order to continue with the project, the application should be selected by <text:span text:style-name="T10">2013-10-04. </text:span></text:p>
        </text:list-item>
        <text:list-item>
          <text:p text:style-name="P11">Design a sensor setup which can measure data suitable for the application determined in objective 1. </text:p>
          <text:list>
            <text:list-item>
              <text:p text:style-name="P11">Determine the technical requirements necessary for data measurement, such as the sensor(s) required, and other periphery elements needed. These requirements should be written into a technical specification report with an accompanying sketch of the sensor setup.</text:p>
            </text:list-item>
            <text:list-item>
              <text:p text:style-name="P11">Create a working prototype of a sensor which could be deployed in the city. The prototype’s technical specifications should follow the technical requirements detailed in sub-objective 2a. </text:p>
            </text:list-item>
            <text:list-item>
              <text:p text:style-name="P11">Test the prototype in a lab setting, in order to understand functionality and limitations. Simulated environments should be used so that adjustments can be made before testing in a field setting. All test data should be saved and stored in a secure format, and should be accompanied with detailed experimental notes (such as dates of testing, differences in conditions, etc.)</text:p>
            </text:list-item>
          </text:list>
        </text:list-item>
        <text:list-item>
          <text:p text:style-name="P11">Develop a library which links the sensor setup and the OGC RESTful API.</text:p>
          <text:list>
            <text:list-item>
              <text:p text:style-name="P11">Learn necessary language(s) required for writing a library which will work with <text:span text:style-name="T10">each sensor in the </text:span>chosen sensor setup. Proficiency is needed to a point where it will be possible to write a working library; as such, learning should have a concentrated focus. </text:p>
            </text:list-item>
            <text:list-item>
              <text:p text:style-name="P11">Collect test set of data with multiple sensors in a working/usable configuration in the city. The configuration may be sparser than actual deployment, but should be a reasonable (e.g. at least 5 sensors) network. All test data should be recorded and stored in a secure format. Experimental notes should be kept, including details such as date(s) of experimentation and times, pictures of location, weather conditions, etc.</text:p>
            </text:list-item>
          </text:list>
        </text:list-item>
        <text:list-item>
          <text:p text:style-name="P11">Create a user interface (UI) such as a web <text:span text:style-name="T10">site </text:span>or mobile application which makes use of the OGC RESTful API <text:span text:style-name="T10">as provided by Dr. Liang's research group</text:span> to display the sensor data.</text:p>
          <text:list>
            <text:list-item>
              <text:p text:style-name="P11">Design a user-friendly graphical interface which is tested and found intuitive by at least 80% of test subjects. Testing will be based on hands-on experience and will be evaluated by means of a standardized survey. Feedback collected will be used to improve the final version of the user interface.</text:p>
            </text:list-item>
            <text:list-item>
              <text:p text:style-name="P11">Represent collected data (in real time) using the created user interface and create a video of its usage. The video should show both how to use the developed UI, as well as prove its functionality.</text:p>
            </text:list-item>
          </text:list>
        </text:list-item>
        <text:list-item>
          <text:p text:style-name="P11"><text:soft-page-break/>Fulfill all deliverable obligations as explained in the ENGO 500 course outline punctually and professionally. These deliverables will also serve as one means for tangible documentation and <text:span text:style-name="T10">as a </text:span>measure of progress.</text:p>
          <text:list>
            <text:list-item>
              <text:p text:style-name="P11">Write a project proposal which outlines background information, project objectives, methods and expected outcomes by September 27, 2013. This proposal should include some initial research into the topic, as well as planned objectives and methods for meeting those objectives. A Gantt chart showing the planned breakdown of tasks should also be included.</text:p>
            </text:list-item>
            <text:list-item>
              <text:p text:style-name="P11">Complete a literature review which thoroughly explores the history of the topic, current state-of-the-art and applications. This should be completed by November 18, 2013. </text:p>
            </text:list-item>
            <text:list-item>
              <text:p text:style-name="P11">Present a report of technical deliverables in two forms: written and oral. The written report component should be accomplished by December 6, 2013 and the oral component should be presented at an appointed time between November 22 and December 6, 2013. This report should cover the technical deliverables which are to be accomplished in the previous four objectives.</text:p>
            </text:list-item>
            <text:list-item>
              <text:p text:style-name="P11">Give a progress report in two formats: written and oral. The written report should be completed by February 14, 2014 and the oral report should be given at an assigned time between January 31 and February 14, 2014. The progress report will communicate work done towards the final goal. </text:p>
            </text:list-item>
            <text:list-item>
              <text:p text:style-name="P11">Create a final project report in two formats: written and oral. The first draft of the written final report will be completed by April 5, 2014. An oral report, given as a <text:span text:style-name="T10">defense</text:span>, will take place at an appointed time between April 7-11, 2014. Based on feedback from the oral <text:span text:style-name="T10">defense</text:span>, a revised copy of the final report will be finished by April 28, 2014. The final report represents the culmination of all the project work throughout the school year.</text:p>
            </text:list-item>
            <text:list-item>
              <text:p text:style-name="P10">Upload and copy documentation as well as all necessary work onto the group's GitHub repository [10]. This repository will serve as a means of management for the group, and given that one of the project requirements is that our work is open source, this will also serve to assist any future work that may be performed using our project as a base. </text:p>
            </text:list-item>
          </text:list>
        </text:list-item>
      </text:list>
      <text:h text:style-name="P17" text:outline-level="1"><text:bookmark-start text:name="__RefHeading__113_1996015058"/>Methods<text:bookmark-end text:name="__RefHeading__113_1996015058"/></text:h>
      <text:p text:style-name="P3"/>
      <text:h text:style-name="P17" text:outline-level="1"><text:bookmark-start text:name="__RefHeading__115_1996015058"/>Conclusion<text:bookmark-end text:name="__RefHeading__115_1996015058"/></text:h>
      <text:p text:style-name="P3"/>
      <text:h text:style-name="P19" text:outline-level="1">References</text:h>
      <text:p text:style-name="P5"><text:span text:style-name="T1">[</text:span>1] <text:span text:style-name="T4">Suny Cortland, "The Internet of Things," [Online]. Available: </text:span><text:a xlink:type="simple" xlink:href="https://sites.google.com/a/cortland.edu/the-internet-of-things/home"><text:span text:style-name="T4">https://sites.google.com/a/cortland.edu/the-internet-of-things/home</text:span></text:a><text:span text:style-name="T4">. [Accessed 22 September 2013].</text:span></text:p>
      <text:p text:style-name="P6"><text:span text:style-name="T4">[2] "</text:span><text:span text:style-name="T5">The OGC Forms "Sensor Web for IoT" Standards Working Group</text:span><text:span text:style-name="T4">," [Online]. Available: </text:span><text:a xlink:type="simple" xlink:href="http://www.opengeospatial.org/node/1650"><text:span text:style-name="T4">http://www.opengeospatial.org/node/1650</text:span></text:a><text:span text:style-name="T4">. [Accessed 22 September 2013].</text:span></text:p>
      <text:p text:style-name="P8"><text:span text:style-name="T4">[3] I. Wigmore, "Internet Of Things (IoT)," July 2013. [Online]. Available: </text:span><text:a xlink:type="simple" xlink:href="http://whatis.techtarget.com/definition/Internet-of-Things"><text:span text:style-name="T4">http://whatis.techtarget.com/definition/Internet-of-Things</text:span></text:a><text:span text:style-name="T4">. [Accessed 23 September 2013].</text:span></text:p>
      <text:p text:style-name="P8">[4] "About OGC," Open Geospatial Consortium, 1994. [Online]. Available: <text:a xlink:type="simple" xlink:href="http://www.opengeospatial.org/ogc">http://www.opengeospatial.org/ogc</text:a>. [Accessed 20 September 2013].</text:p>
      <text:p text:style-name="P8">[5] "OGC Standards and Supporting Documents," Open Geospatial Consortium, 1994. [Online]. Available: <text:a xlink:type="simple" xlink:href="http://www.opengeospatial.org/standards/">http://www.opengeospatial.org/standards/</text:a>. [Accessed 20 September 2013].</text:p>
      <text:p text:style-name="P8"><text:span text:style-name="T4">[6] B. Spies, “Web Services Part 1: SOAP vs. REST,” May 2013. [Online]. Available: </text:span><text:a xlink:type="simple" xlink:href="http://ajaxonomy.com/2008/xml/web-services-part-1-soap-vs-rest"><text:span text:style-name="T4">http://ajaxonomy.com/2008/xml/web-services-part-1-soap-vs-rest</text:span></text:a><text:span text:style-name="T4">. [Accessed 24 September 2013].</text:span></text:p>
      <text:p text:style-name="P9"><text:span text:style-name="T4">[7] D. Orenstein, “Application Programming Interface – Computerworld,” January 2000. [Online] Internet: </text:span><text:a xlink:type="simple" xlink:href="https://www.computerworld.com/s/article/43487/Application_Programming_Interface?pageNumber=1"><text:span text:style-name="T4">https://www.computerworld.com/s/article/43487/Application_Programming_Interface?pageNumber=1</text:span></text:a><text:span text:style-name="T4">. [Accessed 24 September 2013].</text:span></text:p>
      <text:p text:style-name="P9"><text:span text:style-name="T4">[8] W3C, “HTTP – Hyper Text Transfer Protocol Overview,” July 2013. [Online] Available: </text:span><text:a xlink:type="simple" xlink:href="http://www.w3.org/Protocols/"><text:span text:style-name="T4">http://www.w3.org/Protocols/</text:span></text:a><text:span text:style-name="T4">. [Accessed 24 September 2013].</text:span></text:p>
      <text:p text:style-name="P7"><text:span text:style-name="T6">[9] W3C, “</text:span><text:bookmark text:name="line1"/><text:span text:style-name="T4">URIs, URLs, and URNs: Clarifications and Recommendations</text:span><text:bookmark text:name="line11"/><text:span text:style-name="T4"> </text:span>1.0,” <text:span text:style-name="T10">September 2001. [Online] Available: </text:span><text:a xlink:type="simple" xlink:href="http://www.w3.org/TR/uri-clarification/"><text:span text:style-name="T10">http://www.w3.org/TR/uri-clarification/</text:span></text:a><text:span text:style-name="T10">. [Accessed 24 September 2013].</text:span></text:p>
      <text:p text:style-name="P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roman"/>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21cm" fo:margin-bottom="0.21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1" style:font-size-asian="10pt" style:font-name-complex="FreeSans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10:59:58.661568571</meta:creation-date>
    <dc:title>Empty Template</dc:title>
    <meta:editing-duration>PT1H1M5S</meta:editing-duration>
    <meta:editing-cycles>3</meta:editing-cycles>
    <meta:generator>LibreOffice/4.1.1.2$Linux_X86_64 LibreOffice_project/7e4286b58adc75a14f6d83f53a03b6c11fa2903</meta:generator>
    <meta:initial-creator>Jeremy Steward</meta:initial-creator>
    <dc:date>2013-09-24T12:24:11.303263293</dc:date>
    <dc:creator>Jeremy Steward</dc:creator>
    <meta:document-statistic meta:table-count="1" meta:image-count="0" meta:object-count="0" meta:page-count="8" meta:paragraph-count="67" meta:word-count="2199" meta:character-count="14270" meta:non-whitespace-character-count="12134"/>
    <meta:template xlink:type="simple" xlink:actuate="onRequest" xlink:title="Empty Template" xlink:href="../../../../../.config/libreoffice/4/user/template/Empty%20Template1.ott" meta:date="2013-09-24T10:59:58.343665802"/>
  </office:meta>
</office:document-meta>
</file>